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3394000020269DC6B4CE.svm"/>
  <manifest:file-entry manifest:media-type="" manifest:full-path="Pictures/2000000900005B5E00003A4CE8D644F3.svm"/>
  <manifest:file-entry manifest:media-type="" manifest:full-path="Pictures/20000009000028BA000005CBE6C8512F.svm"/>
  <manifest:file-entry manifest:media-type="" manifest:full-path="Pictures/200000090000247D00003D65F049FA1F.svm"/>
  <manifest:file-entry manifest:media-type="" manifest:full-path="Pictures/20000009000020C400000F9C7BCA3483.svm"/>
  <manifest:file-entry manifest:media-type="" manifest:full-path="Pictures/2000000900003DCF00003693C79D174A.svm"/>
  <manifest:file-entry manifest:media-type="" manifest:full-path="Pictures/2000000900004AA0000005114F75E174.svm"/>
  <manifest:file-entry manifest:media-type="" manifest:full-path="Pictures/2000000900004A6B000004DD5037DD2F.svm"/>
  <manifest:file-entry manifest:media-type="" manifest:full-path="Pictures/200000090000582A000032C0D5FBE5B0.svm"/>
  <manifest:file-entry manifest:media-type="" manifest:full-path="Pictures/2000000900003E5300003805EA3857A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9"/>
    <style:style style:name="P8" style:family="paragraph" style:parent-style-name="Standard" style:list-style-name="L11"/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30225919" text:style-name="L1">
        <text:list-item>
          <text:p text:style-name="P1">Placer sur le schéma TI, la mesure X et la commande Y.</text:p>
        </text:list-item>
      </text:list>
      <text:p text:style-name="Standard"/>
      <text:list xml:id="list30294092" text:style-name="L2">
        <text:list-item>
          <text:list>
            <text:list-item>
              <text:list>
                <text:list-item>
                  <text:p text:style-name="P2"><draw:frame draw:style-name="fr1" draw:name="images1" text:anchor-type="paragraph" svg:x="1.713cm" svg:y="0.318cm" svg:width="13.204cm" svg:height="8.23cm" draw:z-index="0"><draw:image xlink:href="Pictures/2000000900003394000020269DC6B4CE.svm" xlink:type="simple" xlink:show="embed" xlink:actuate="onLoad"/></draw:frame>Donner puis réaliser le câblage pneumatique correspondant au schéma TI ci-dessus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draw:frame draw:style-name="fr2" draw:name="images2" text:anchor-type="paragraph" svg:width="17cm" svg:height="9.786cm" draw:z-index="1"><draw:image xlink:href="Pictures/200000090000582A000032C0D5FBE5B0.svm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3<text:tab/>Dans la régulation étudiée, donner la grandeur réglée, la grandeur réglante, une grandeur perturbatrice et l’organe de réglage. </text:p>
      <text:p text:style-name="Standard"/>
      <text:p text:style-name="Standard"/>
      <text:p text:style-name="Standard"><text:tab/>Grandeur réglée:Pression dans le réservoir</text:p>
      <text:p text:style-name="Standard"><text:tab/>Grande<text:tab/>ur réglante:Débit de pression sortant</text:p>
      <text:p text:style-name="Standard"><text:tab/>Grandeur perturbatrice:Température</text:p>
      <text:p text:style-name="Standard"><text:tab/>Organe de réglage:Vanne automatique</text:p>
      <text:list xml:id="list30336058" text:style-name="L3">
        <text:list-item>
          <text:list>
            <text:list-item>
              <text:list>
                <text:list-item>
                  <text:p text:style-name="P3">Régler le régulateur pour un affichage en %. On donnera le nom des paramètres modifiés.</text:p>
                </text:list-item>
              </text:list>
            </text:list-item>
          </text:list>
        </text:list-item>
      </text:list>
      <text:p text:style-name="Standard"><draw:frame draw:style-name="fr3" draw:name="images3" text:anchor-type="paragraph" svg:width="15.492cm" svg:height="13.952cm" draw:z-index="2"><draw:image xlink:href="Pictures/2000000900003E5300003805EA3857AA.svm" xlink:type="simple" xlink:show="embed" xlink:actuate="onLoad"/></draw:frame></text:p>
      <text:p text:style-name="Standard"/>
      <text:p text:style-name="Standard"><text:tab/>5.<text:tab/>Régler le régulateur pour un affichage en %. On donnera le nom des paramètres <text:tab/><text:tab/><text:tab/>modifiés. </text:p>
      <text:p text:style-name="Standard"><text:tab/></text:p>
      <text:p text:style-name="Standard"><text:s text:c="2"/>-VALL : Valeur basse étendu de mesure</text:p>
      <text:p text:style-name="Standard"><text:s text:c="2"/>-VALH : Valeur haute étendu de mesure</text:p>
      <text:p text:style-name="Standard"><text:s text:c="3"/></text:p>
      <text:p text:style-name="Standard"/>
      <text:p text:style-name="Standard"><text:s text:c="9"/></text:p>
      <text:p text:style-name="Standard"/>
      <text:p text:style-name="Standard"/>
      <text:p text:style-name="Standard"><text:soft-page-break/></text:p>
      <text:list xml:id="list31301025" text:style-name="L4">
        <text:list-item>
          <text:list>
            <text:list-item>
              <text:list>
                <text:list-item>
                  <text:p text:style-name="P4">Commander la vanne avec un courant de 12 mA. On donnera le nom des paramètres modifiés, ainsi que leur valeur respective.</text:p>
                </text:list-item>
              </text:list>
            </text:list-item>
          </text:list>
          <text:p text:style-name="P4"/>
          <text:p text:style-name="P4"><text:s/>4mA==&gt; 0% </text:p>
          <text:p text:style-name="P4">12mA==&gt; 50%</text:p>
          <text:p text:style-name="P4">20mA==&gt;100%</text:p>
          <text:p text:style-name="P4">donc il faut régler tOP à 50</text:p>
          <text:p text:style-name="P4"/>
        </text:list-item>
      </text:list>
      <text:list xml:id="list31442647" text:style-name="L5">
        <text:list-item>
          <text:p text:style-name="P5">Régler le système pour avoir une mesure de 50%.</text:p>
        </text:list-item>
      </text:list>
      <text:p text:style-name="Standard"><draw:frame draw:style-name="fr1" draw:name="images4" text:anchor-type="paragraph" svg:x="2.203cm" svg:y="0.767cm" svg:width="10.426cm" svg:height="1.483cm" draw:z-index="3"><draw:image xlink:href="Pictures/20000009000028BA000005CBE6C8512F.svm" xlink:type="simple" xlink:show="embed" xlink:actuate="onLoad"/></draw:frame></text:p>
      <text:list xml:id="list31605430" text:style-name="L6">
        <text:list-item>
          <text:list>
            <text:list-item>
              <text:list>
                <text:list-item>
                  <text:p text:style-name="P6">Quelle est la valeur de la pression dans le réservoir en kPa ? En déduire l’étendue de mesure du capteur en kPa</text:p>
                  <text:p text:style-name="P6"/>
                </text:list-item>
              </text:list>
            </text:list-item>
          </text:list>
        </text:list-item>
      </text:list>
      <text:p text:style-name="Standard"><text:tab/><text:tab/>la valeur a 50% est de 131kPA</text:p>
      <text:p text:style-name="Standard"/>
      <text:list xml:id="list32550402" text:continue-numbering="true" text:style-name="L6">
        <text:list-item>
          <text:list>
            <text:list-item>
              <text:list>
                <text:list-item>
                  <text:p text:style-name="P6">Déterminer le sens d’action du régulateur. On donnera la méthode utilisée. </text:p>
                  <text:p text:style-name="P6"/>
                  <text:p text:style-name="P6">10.Le procédé est inverse car quand on augmente la commande du régulateur <text:s/>la</text:p>
                  <text:p text:style-name="P6">pression diminue et le régulateur en sens direct</text:p>
                  <text:p text:style-name="P6">On va dans config et Act puis on sélectionne direct</text:p>
                </text:list-item>
              </text:list>
            </text:list-item>
          </text:list>
        </text:list-item>
      </text:list>
      <text:p text:style-name="Standard"><draw:frame draw:style-name="fr1" draw:name="images7" text:anchor-type="paragraph" svg:x="4.307cm" svg:y="0.503cm" svg:width="8.387cm" svg:height="3.995cm" draw:z-index="4"><draw:image xlink:href="Pictures/20000009000020C400000F9C7BCA3483.svm" xlink:type="simple" xlink:show="embed" xlink:actuate="onLoad"/></draw:frame></text:p>
      <text:p text:style-name="Standard"/>
      <text:p text:style-name="Standard"/>
      <text:list xml:id="list32461190" text:style-name="L9">
        <text:list-item>
          <text:list>
            <text:list-item>
              <text:list>
                <text:list-item>
                  <text:p text:style-name="P7">Vérifier la validité de votre réglage. On donnera la méthode utilisée.</text:p>
                </text:list-item>
              </text:list>
            </text:list-item>
          </text:list>
        </text:list-item>
      </text:list>
      <text:p text:style-name="Standard"/>
      <text:p text:style-name="Standard"><text:tab/><text:tab/>Quand y=0%</text:p>
      <text:p text:style-name="Standard"><draw:frame draw:style-name="fr1" draw:name="images8" text:anchor-type="paragraph" svg:x="-0.079cm" svg:y="0.155cm" svg:width="17cm" svg:height="1.109cm" draw:z-index="5"><draw:image xlink:href="Pictures/2000000900004A6B000004DD5037DD2F.svm" xlink:type="simple" xlink:show="embed" xlink:actuate="onLoad"/></draw:frame></text:p>
      <text:p text:style-name="Standard"/>
      <text:p text:style-name="Standard"/>
      <text:p text:style-name="Standard"><draw:frame draw:style-name="fr1" draw:name="images9" text:anchor-type="paragraph" svg:x="0.132cm" svg:y="0.688cm" svg:width="17cm" svg:height="1.154cm" draw:z-index="6"><draw:image xlink:href="Pictures/2000000900004AA0000005114F75E174.svm" xlink:type="simple" xlink:show="embed" xlink:actuate="onLoad"/></draw:frame><text:tab/><text:tab/>Quand y=100%</text:p>
      <text:p text:style-name="Standard"/>
      <text:p text:style-name="Standard"/>
      <text:p text:style-name="Standard"/>
      <text:p text:style-name="Standard"/>
      <text:p text:style-name="Standard"><text:soft-page-break/><text:tab/>12.<text:tab/>Relever la réponse indicielle du système en boucle fermée, pour une bande <text:tab/><text:tab/><text:tab/>proportionnelle de 10%, 20% et 30%. La consigne passera de 0 à 50%. </text:p>
      <text:p text:style-name="Standard"><text:tab/><text:tab/></text:p>
      <text:p text:style-name="Standard"><text:tab/><text:tab/>Avec une bande proportionnelle à 10%</text:p>
      <text:p text:style-name="Standard"/>
      <text:p text:style-name="Standard"><draw:frame draw:style-name="fr1" draw:name="images11" text:anchor-type="paragraph" svg:x="0.166cm" svg:y="15.244cm" svg:width="16.201cm" svg:height="9.564cm" draw:z-index="8"><draw:image xlink:href="Pictures/2000000900005B5E00003A4CE8D644F3.svm" xlink:type="simple" xlink:show="embed" xlink:actuate="onLoad"/></draw:frame><draw:frame draw:style-name="fr1" draw:name="images10" text:anchor-type="paragraph" svg:x="0.166cm" svg:y="0.083cm" svg:width="15.824cm" svg:height="13.972cm" draw:z-index="7"><draw:image xlink:href="Pictures/2000000900003DCF00003693C79D174A.svm" xlink:type="simple" xlink:show="embed" xlink:actuate="onLoad"/></draw:frame><text:tab/>Bande proportionnelle 20%</text:p>
      <text:p text:style-name="Standard"/>
      <text:p text:style-name="Standard"><draw:frame draw:style-name="fr1" draw:name="images12" text:anchor-type="paragraph" svg:x="3.565cm" svg:y="0.764cm" svg:width="9.342cm" svg:height="15.716cm" draw:z-index="9"><draw:image xlink:href="Pictures/200000090000247D00003D65F049FA1F.svm" xlink:type="simple" xlink:show="embed" xlink:actuate="onLoad"/></draw:frame><text:soft-page-break/><text:tab/><text:tab/>Bande proportionnelle 30%</text:p>
      <text:list xml:id="list32529967" text:style-name="L11">
        <text:list-item>
          <text:list>
            <text:list-item>
              <text:list>
                <text:list-item>
                  <text:p text:style-name="P8">En déduire l’influence de la bande proportionnelle la <text:span text:style-name="T1">précision</text:span> (mesurée à l'aide de l'erreur statique).</text:p>
                  <text:p text:style-name="P8">Plus <text:s/>la bande proportionnelle est basse ,plus le système est précis.</text:p>
                </text:list-item>
              </text:list>
            </text:list-item>
          </text:list>
        </text:list-item>
      </text:list>
      <text:p text:style-name="Standard"/>
      <text:p text:style-name="Standard"><text:tab/>15.<text:tab/>En déduire l’influence de la bande proportionnelle la <text:span text:style-name="T1">rapidité</text:span> (mesurée à l'aide du <text:tab/><text:tab/>temps de <text:tab/>réponse). </text:p>
      <text:p text:style-name="Standard"><text:tab/>Plus la bande proportionnelle est haute plus le système a un temps de réponse élevée,donc <text:tab/>est plus lent .</text:p>
      <text:p text:style-name="Standard"><text:tab/>16.<text:tab/>En déduire l’influence de la bande proportionnelle la <text:span text:style-name="T1">stabilité</text:span> (mesurée à l'aide du <text:tab/>premier dépassement). </text:p>
      <text:p text:style-name="Standard"><text:tab/>Quand la bande proportionnelle est à 20 % le système a un plus haut dépassement et donc <text:tab/>plus instabl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1-13T09:56:15.73</meta:creation-date>
    <meta:document-statistic meta:table-count="0" meta:image-count="10" meta:object-count="0" meta:page-count="5" meta:paragraph-count="41" meta:word-count="377" meta:character-count="2289"/>
    <dc:date>2019-11-13T12:35:52.73</dc:date>
    <meta:editing-duration>PT7M12S</meta:editing-duration>
    <meta:editing-cycles>1</meta:editing-cycles>
    <meta:generator>LibreOffice/3.3$Win32 LibreOffice_project/330m19$Build-202</meta:generator>
  </office:meta>
</office:document-meta>
</file>